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0b93cf" officeooo:paragraph-rsid="0013b2fb" style:font-weight-asian="normal" style:font-weight-complex="normal"/>
    </style:style>
    <style:style style:name="P2" style:family="paragraph" style:parent-style-name="Standard">
      <style:text-properties fo:font-weight="normal" officeooo:rsid="000b93cf" officeooo:paragraph-rsid="0013b2fb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d4959" officeooo:paragraph-rsid="0013b2fb" style:font-weight-asian="normal" style:font-weight-complex="normal"/>
    </style:style>
    <style:style style:name="P4" style:family="paragraph" style:parent-style-name="Standard">
      <style:text-properties fo:font-weight="normal" officeooo:rsid="000d4959" officeooo:paragraph-rsid="0013b2fb" style:font-weight-asian="normal" style:font-weight-complex="normal"/>
    </style:style>
    <style:style style:name="P5" style:family="paragraph" style:parent-style-name="Standard">
      <style:text-properties fo:font-weight="normal" officeooo:rsid="000d4959" officeooo:paragraph-rsid="00143666" style:font-weight-asian="normal" style:font-weight-complex="normal"/>
    </style:style>
    <style:style style:name="P6" style:family="paragraph" style:parent-style-name="Standard">
      <style:text-properties fo:font-weight="normal" officeooo:rsid="000d4959" officeooo:paragraph-rsid="00165e2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0b355" officeooo:paragraph-rsid="0013b2fb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0d92b" officeooo:paragraph-rsid="0013b2fb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56057" officeooo:paragraph-rsid="0013b2fb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6189d" officeooo:paragraph-rsid="0016189d" style:font-weight-asian="normal" style:font-weight-complex="normal"/>
    </style:style>
    <style:style style:name="P11" style:family="paragraph" style:parent-style-name="Standard">
      <style:text-properties fo:font-weight="normal" officeooo:rsid="000ad5cd" officeooo:paragraph-rsid="00165e2d" style:font-weight-asian="normal" style:font-weight-complex="normal"/>
    </style:style>
    <style:style style:name="P12" style:family="paragraph" style:parent-style-name="Standard">
      <style:text-properties fo:font-weight="normal" officeooo:rsid="000c0391" officeooo:paragraph-rsid="00165e2d" style:font-weight-asian="normal" style:font-weight-complex="normal"/>
    </style:style>
    <style:style style:name="P13" style:family="paragraph" style:parent-style-name="Standard">
      <style:text-properties fo:font-weight="bold" officeooo:rsid="000adf27" officeooo:paragraph-rsid="0013b2fb" style:font-weight-asian="bold" style:font-weight-complex="bold"/>
    </style:style>
    <style:style style:name="P14" style:family="paragraph" style:parent-style-name="Standard">
      <style:text-properties fo:font-weight="bold" officeooo:rsid="000ad5cd" officeooo:paragraph-rsid="00165e2d" style:font-weight-asian="bold" style:font-weight-complex="bold"/>
    </style:style>
    <style:style style:name="P15" style:family="paragraph" style:parent-style-name="Standard">
      <style:text-properties officeooo:rsid="000ad5cd" officeooo:paragraph-rsid="00165e2d"/>
    </style:style>
    <style:style style:name="P16" style:family="paragraph" style:parent-style-name="Standard">
      <style:text-properties officeooo:rsid="000b5bd7" officeooo:paragraph-rsid="00165e2d"/>
    </style:style>
    <style:style style:name="T1" style:family="text">
      <style:text-properties officeooo:rsid="000d6f66"/>
    </style:style>
    <style:style style:name="T2" style:family="text">
      <style:text-properties officeooo:rsid="000d4959"/>
    </style:style>
    <style:style style:name="T3" style:family="text">
      <style:text-properties officeooo:rsid="0011f5fd"/>
    </style:style>
    <style:style style:name="T4" style:family="text">
      <style:text-properties officeooo:rsid="0010d92b"/>
    </style:style>
    <style:style style:name="T5" style:family="text">
      <style:text-properties officeooo:rsid="00143666"/>
    </style:style>
    <style:style style:name="T6" style:family="text">
      <style:text-properties fo:font-weight="bold" officeooo:rsid="000cd227" style:font-weight-asian="bold" style:font-weight-complex="bold"/>
    </style:style>
    <style:style style:name="T7" style:family="text">
      <style:text-properties officeooo:rsid="000c0391"/>
    </style:style>
    <style:style style:name="T8" style:family="text">
      <style:text-properties officeooo:rsid="000cd227"/>
    </style:style>
    <style:style style:name="T9" style:family="text">
      <style:text-properties officeooo:rsid="000b5b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rcises on DataFrames:</text:p>
      <text:p text:style-name="P2"/>
      <text:list xml:id="list607274912941927186" text:style-name="L1">
        <text:list-item>
          <text:p text:style-name="P3">Find all rows where answer_count in (5, 10, 20) <text:span text:style-name="T1">and also count how many rows match answer_count in (5, 10, 20). </text:span></text:p>
        </text:list-item>
      </text:list>
      <text:p text:style-name="P5"><text:tab/><text:span text:style-name="T5">val dfQuestionsByAnswerCount = dfQuestions.filter("owner_userid &gt; 0").filter("answer_count <text:tab/><text:tab/><text:tab/><text:tab/><text:tab/><text:tab/><text:tab/><text:tab/><text:tab/><text:tab/>in (5, 10, 20)")</text:span></text:p>
      <text:p text:style-name="P5"><text:tab/><text:span text:style-name="T5"> dfQuestionsByAnswerCount.groupBy("answer_count").count().show()</text:span></text:p>
      <text:p text:style-name="P5"/>
      <text:list xml:id="list155310164184050" text:continue-numbering="true" text:style-name="L1">
        <text:list-item>
          <text:p text:style-name="P3">Compute the mean of the score column using dfQuestions Sample data.</text:p>
          <text:p text:style-name="P10"><text:s/>dfQuestionsByAnswerCount.groupBy("answer_count").count().show()</text:p>
        </text:list-item>
        <text:list-item>
          <text:p text:style-name="P1">Find all questions where id &gt; 400 and id &lt; 450, filter out any null in column owner_userid, join with dfTags on the id column, group by owner_userid and calculate the average score column and the minimum answer_count column <text:span text:style-name="T2">using dfQuestions and dfTags sample data.</text:span></text:p>
          <text:p text:style-name="P10">import org.apache.spark.sql.functions._</text:p>
          <text:p text:style-name="P10">dfQuestions.filter("id &gt; 400 and id &lt; 450").filter("owner_userid is not null").join(dfTags, dfQuestions.col("id").equalTo(dfTags("id"))).groupBy(dfQuestions.col("owner_userid")) <text:s text:c="3"/>.agg(avg("score"), max("answer_count")).show()</text:p>
        </text:list-item>
        <text:list-item>
          <text:p text:style-name="P7">Create a schema for <text:span text:style-name="T3">Employee</text:span>.txt and validate it against the <text:span text:style-name="T4">rowRDD created.</text:span></text:p>
          <text:p text:style-name="P8">Do the same using both reflection and schemaRDD.</text:p>
          <text:p text:style-name="P9">Refer Emp.txt </text:p>
        </text:list-item>
      </text:list>
      <text:p text:style-name="P2"/>
      <text:p text:style-name="P6"><text:s/><text:span text:style-name="T6">Inferring schema using reflection</text:span></text:p>
      <text:p text:style-name="P12">//Define case class Person</text:p>
      <text:p text:style-name="P12">case class Person(name: String, age: Int)</text:p>
      <text:p text:style-name="P12">//create the RDD of Person object</text:p>
      <text:p text:style-name="P11">val person = sc.textFile("person.txt")</text:p>
      <text:p text:style-name="P11">//<text:span text:style-name="T7">Map to case class</text:span></text:p>
      <text:p text:style-name="P12">val personRDD=person.map(_.split(“,”)).map(p =&gt; Person(p(0),p(1).trim.toInt))</text:p>
      <text:p text:style-name="P12">//Register RDD as temp table</text:p>
      <text:p text:style-name="P12">person.registerTempTable(“person”)</text:p>
      <text:p text:style-name="P12">//Do all the operations on the RDD</text:p>
      <text:p text:style-name="P14"/>
      <text:p text:style-name="P14"/>
      <text:p text:style-name="P14">Using SchemaRDD <text:span text:style-name="T8">and programmatic inference</text:span></text:p>
      <text:p text:style-name="P15"/>
      <text:p text:style-name="P15">val sqlContext = new org.apache.spark.sql.SQLContext(sc)</text:p>
      <text:p text:style-name="P15">import sqlContext._</text:p>
      <text:p text:style-name="P15">//create RDD</text:p>
      <text:p text:style-name="P15">val person = sc.textFile("person.txt")</text:p>
      <text:p text:style-name="P15">import org.apache.spark.sql._</text:p>
      <text:p text:style-name="P15">//create schema string</text:p>
      <text:p text:style-name="P15">val schemaString = “name age”</text:p>
      <text:p text:style-name="P15">//create schema </text:p>
      <text:p text:style-name="P15">val schema=</text:p>
      <text:p text:style-name="P15">StructType(schemaString.split(“ ”).map(fieldName =&gt; StructField(fieldName,StringType,true)))</text:p>
      <text:p text:style-name="P15">//Apply schema to RDD</text:p>
      <text:p text:style-name="P15">val rowRDD = person.map(_.split(",")).map(p =&gt; org.apache.spark.sql.Row(p(0),p(1).trim))</text:p>
      <text:p text:style-name="P15">val personSchemaRDD = sqlContext.applySchema(rowRDD, schema)</text:p>
      <text:p text:style-name="P16">//Register the schema RDD</text:p>
      <text:p text:style-name="P15"><text:soft-page-break/>personSchemaRDD.registerTempTable("person")</text:p>
      <text:p text:style-name="P15">//<text:span text:style-name="T9">Run the SQL statements</text:span></text:p>
      <text:p text:style-name="P15">sql("select * from person").foreach(println)</text:p>
      <text:p text:style-name="P15"/>
      <text:p text:style-name="P15"/>
      <text:p text:style-name="P15"/>
      <text:p text:style-name="P11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1:51:55.722000000</meta:creation-date>
    <dc:date>2017-11-20T15:53:10.128000000</dc:date>
    <meta:editing-duration>PT1H28M57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40" meta:word-count="242" meta:character-count="2162" meta:non-whitespace-character-count="1943"/>
  </office:meta>
</office:document-meta>
</file>